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1" svg:font-family="'Bitstream Vera Sans Mono'" style:font-adornments="Grassetto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5f_gramm">S -&gt; diagram DIAGRAM_TYPE nome_diagramma { PACKAGES_DEFINITIONS }</text:p>
      <text:p text:style-name="_5f_rule"/>
      <text:p text:style-name="Standard"/>
      <text:p text:style-name="_5f_gramm">DIAGRAM_TYPE -&gt; uml</text:p>
      <text:p text:style-name="_5f_gramm"/>
      <text:p text:style-name="_5f_gramm">PACKAGES_DEFINITIONS -&gt; PACKAGE_DEFINITION PACKAGES_DEFINITIONS</text:p>
      <text:p text:style-name="_5f_gramm">PACKAGE_DEFINITION -&gt; package nome_package { CLASSES_DEFINITIONS }</text:p>
      <text:p text:style-name="_5f_gramm">PACKAGE_DEFINITION -&gt; epsilon</text:p>
      <text:p text:style-name="_5f_gramm"/>
      <text:p text:style-name="_5f_gramm">OPTIONAL_COMMENT -&gt; epsilon</text:p>
      <text:p text:style-name="_5f_gramm">OPTIONAL_COMMENT -&gt; COMMENT</text:p>
      <text:p text:style-name="_5f_gramm">COMMENT -&gt; comment</text:p>
      <text:p text:style-name="_5f_gramm"/>
      <text:p text:style-name="_5f_gramm">CLASSES_DEFINITIONS -&gt; CLASS_DEFINITION CLASSES_DEFINITIONS</text:p>
      <text:p text:style-name="_5f_gramm">CLASSES_DEFINITIONS -&gt; epsilon</text:p>
      <text:p text:style-name="_5f_gramm">CLASS_DEFINITION -&gt; OPTIONAL_COMMENT VISIBILITY CLASS_TYPE class_name { RELATIONS ATTRIBUTES METHODS }</text:p>
      <text:p text:style-name="_5f_gramm"/>
      <text:p text:style-name="_5f_gramm">RELATIONS -&gt; relations { RELATIONS_DEFINITIONS }</text:p>
      <text:p text:style-name="_5f_gramm">RELATIONS_DEFINITIONS -&gt; RELATIONS_DEFINITION RELATIONS_DEFINITIONS</text:p>
      <text:p text:style-name="_5f_gramm">RELATIONS_DEFINITIONS -&gt; epsilon</text:p>
      <text:p text:style-name="_5f_gramm">RELATIONS_DEFINITION -&gt; OPTIONAL_COMMENT RELATION_TYPE class_name RELATION_CARDINALITY CLASSES_LIST_WITH_CARDINALITY</text:p>
      <text:p text:style-name="_5f_gramm"/>
      <text:p text:style-name="_5f_gramm">CLASSES_LIST_WITH_CARDINALITY -&gt; , class_name RELATION_CARDINALITY CLASSES_LIST_WITH_CARDINALITY</text:p>
      <text:p text:style-name="_5f_gramm">CLASSES_LIST_WITH_CARDINALITY -&gt; epsilon</text:p>
      <text:p text:style-name="_5f_gramm"/>
      <text:p text:style-name="_5f_gramm">RELATION_CARDINALITY -&gt; epsilon</text:p>
      <text:p text:style-name="_5f_gramm">RELATION_CARDINALITY -&gt; (CARDINALITY, CARDINALITY, CARDINALITY)</text:p>
      <text:p text:style-name="_5f_gramm"/>
      <text:p text:style-name="_5f_gramm">CARDINALITY -&gt; string</text:p>
      <text:p text:style-name="_5f_gramm">CARDINALITY -&gt; epsilon</text:p>
      <text:p text:style-name="_5f_gramm"/>
      <text:p text:style-name="_5f_gramm">ATTRIBUTES -&gt; ATTRIBUTE ATTRIBUTES</text:p>
      <text:p text:style-name="_5f_gramm">ATTRIBUTES -&gt; epsilon</text:p>
      <text:p text:style-name="_5f_gramm">ATTRIBUTE -&gt; COMMENT VISIBILITY ATTRIBUTE_TYPE attribute_name DEFAULT_VALUE</text:p>
      <text:p text:style-name="_5f_gramm"/>
      <text:p text:style-name="_5f_gramm">DEFAULT_VALUE -&gt; epsilon</text:p>
      <text:p text:style-name="_5f_gramm">DEFAULT_VALUE -&gt; = value</text:p>
      <text:p text:style-name="_5f_gramm"/>
      <text:p text:style-name="_5f_gramm">METHODS -&gt; METHOD METHODS</text:p>
      <text:p text:style-name="_5f_gramm">METHODS -&gt; epsilon</text:p>
      <text:p text:style-name="_5f_gramm">METHOD -&gt; COMMENT VISIBILITY METHOD_TYPE method_name { METHOD_ARGS }</text:p>
      <text:p text:style-name="_5f_gramm">METHOD_ARGS -&gt; METHOD_ARG METHOD_ARGS</text:p>
      <text:p text:style-name="_5f_gramm">METHOD_ARGS -&gt; epsilon</text:p>
      <text:p text:style-name="_5f_gramm">METHOD_ARG -&gt; COMMENT ARG_TYPE arg_name DEFAULT_VALUE</text:p>
      <text:p text:style-name="_5f_gramm"/>
      <text:p text:style-name="_5f_gramm">CLASS_TYPE -&gt; interface</text:p>
      <text:p text:style-name="_5f_gramm">CLASS_TYPE -&gt; class</text:p>
      <text:p text:style-name="_5f_gramm"/>
      <text:p text:style-name="_5f_gramm">METHOD_TYPE -&gt; TYPE</text:p>
      <text:p text:style-name="_5f_gramm">ARG_TYPE -&gt; TYPE</text:p>
      <text:p text:style-name="_5f_gramm">ATTRIBUTE_TYPE -&gt; TYPE</text:p>
      <text:p text:style-name="_5f_gramm">TYPE -&gt; string</text:p>
      <text:p text:style-name="_5f_gramm">TYPE -&gt; epsilon</text:p>
      <text:p text:style-name="_5f_gramm"/>
      <text:p text:style-name="_5f_gramm">VISIBILITY -&gt; private</text:p>
      <text:p text:style-name="_5f_gramm">VISIBILITY -&gt; public</text:p>
      <text:p text:style-name="_5f_gramm">VISIBILITY -&gt; string</text:p>
      <text:p text:style-name="_5f_gramm">VISIBILITY -&gt; epsil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1" svg:font-family="'Bitstream Vera Sans Mono'" style:font-adornments="Grassetto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5f_gramm" style:display-name="_gramm" style:family="paragraph" style:parent-style-name="Standard">
      <style:text-properties style:font-name="Bitstream Vera Sans Mono1" fo:font-weight="bold"/>
    </style:style>
    <style:style style:name="_5f_rule" style:display-name="_rule" style:family="paragraph" style:parent-style-name="Standard" style:master-page-name="">
      <style:paragraph-properties fo:margin-left="1cm" fo:margin-right="0cm" fo:text-indent="0cm" style:auto-text-indent="false"/>
      <style:text-properties style:font-name="Bitstream Vera Sans Mon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io Riva</meta:initial-creator>
    <meta:creation-date>2006-12-22T14:49:06</meta:creation-date>
    <dc:creator>Antonio Riva</dc:creator>
    <dc:date>2006-12-22T14:52:34</dc:date>
    <dc:language>it-IT</dc:language>
    <meta:editing-cycles>2</meta:editing-cycles>
    <meta:editing-duration>PT3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191" meta:character-count="1652"/>
  </office:meta>
</office:document-meta>
</file>